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qui vai um “diff” claro entre os <text:span text:style-name="Strong_20_Emphasis">dois arquivos</text:span> e o que fazer para unificar.</text:p>
      <text:h text:style-name="Heading_20_1" text:outline-level="1">O que cada arquivo traz de melhor</text:h>
      <text:p text:style-name="Text_20_body"><text:span text:style-name="Strong_20_Emphasis">Agentic_1.odt (vibe auditoria/traçabilidade)</text:span></text:p>
      <text:list xml:id="list3857526515" text:style-name="L1">
        <text:list-item>
          <text:p text:style-name="P1">Foco em “cobertura forte / parcial / ausente” <text:span text:style-name="Strong_20_Emphasis">mapeada a arquivos do seu front</text:span> (ex.: <text:span text:style-name="Source_20_Text">apps/web/.../agents/index.tsx</text:span>) → excelente para comprovar o que já existe.</text:p>
        </text:list-item>
        <text:list-item>
          <text:p text:style-name="P1">Aponta lacunas objetivas (ex.: Multiagente, MCP, A2A, Memória não evidenciados na UI atual) e sugere ajustes de documentação. </text:p>
        </text:list-item>
      </text:list>
      <text:p text:style-name="Text_20_body"><text:span text:style-name="Strong_20_Emphasis">agentic_2.odt (vibe visão executiva/roadmap)</text:span></text:p>
      <text:list xml:id="list4061184284" text:style-name="L2">
        <text:list-item>
          <text:p text:style-name="P2">Passa por <text:span text:style-name="Strong_20_Emphasis">todos os cards do pôster</text:span>, marca status (✅/🟡/⚪️) e traz um <text:span text:style-name="Strong_20_Emphasis">plano 30/60/90</text:span> (HMAC, A2A envelope, NATS/Redis, SAGA, memória semântica, etc.).</text:p>
        </text:list-item>
        <text:list-item>
          <text:p text:style-name="P2">Coloca melhorias táticas (ex.: catálogo de ferramentas com schema, idempotência, telemetria) e critérios de governança (kill-switch, orçamentos por run). </text:p>
        </text:list-item>
      </text:list>
      <text:h text:style-name="Heading_20_1" text:outline-level="1">Convergências (os dois concordam)</text:h>
      <text:list xml:id="list3460101448" text:style-name="L3">
        <text:list-item>
          <text:p text:style-name="P3"><text:span text:style-name="Strong_20_Emphasis">Fortes agora:</text:span> Guardrails, Humano no Loop, Tool Calling, RAG, Orquestração de Ações. </text:p>
        </text:list-item>
        <text:list-item>
          <text:p text:style-name="P3"><text:span text:style-name="Strong_20_Emphasis">Parciais:</text:span> Autonomia/Decisão, Planejamento/Reasoning, Memória (contexto por projeto existe, mas falta semântica/expurgo). </text:p>
        </text:list-item>
      </text:list>
      <text:h text:style-name="Heading_20_1" text:outline-level="1">Divergências úteis (e como reconciliar)</text:h>
      <text:list xml:id="list3636193391" text:style-name="L4">
        <text:list-item>
          <text:p text:style-name="P4"><text:span text:style-name="Strong_20_Emphasis">Sistemas Multiagente</text:span><text:line-break/>• Agentic_1: “não evidenciado” na página atual.<text:line-break/>• agentic_2: marca ✅ (fluxos Core + J_360 + DeFi_1 + MKT + Pitch).<text:line-break/>→ <text:span text:style-name="Strong_20_Emphasis">Síntese:</text:span> o fluxo existe operacionalmente, mas <text:span text:style-name="Strong_20_Emphasis">não está documentado/visível na UI</text:span> → criar seção “Coordenação entre agentes” com 1 diagrama e 1 run real. </text:p>
        </text:list-item>
        <text:list-item>
          <text:p text:style-name="P4"><text:span text:style-name="Strong_20_Emphasis">LLMs &amp; MCP/A2A</text:span><text:line-break/>• Agentic_1 cobra explicitar <text:span text:style-name="Strong_20_Emphasis">modelo/prompt/parâmetros</text:span> e ausência de <text:span text:style-name="Strong_20_Emphasis">MCP/A2A</text:span>.<text:line-break/>• agentic_2 já propõe <text:span text:style-name="Strong_20_Emphasis">envelope A2A v1</text:span>, <text:span text:style-name="Strong_20_Emphasis">bridge MCP↔REST</text:span> e roteamento por tarefa.<text:line-break/>→ <text:span text:style-name="Strong_20_Emphasis">Síntese:</text:span> implementar e <text:span text:style-name="Strong_20_Emphasis">documentar</text:span> na UI (tabela “Stack LLM” + specs A2A/MCP). </text:p>
        </text:list-item>
      </text:list>
      <text:h text:style-name="Heading_20_1" text:outline-level="1">Plano de unificação (curto e direto)</text:h>
      <text:list xml:id="list3867875540" text:style-name="L5">
        <text:list-item>
          <text:p text:style-name="P5"><text:span text:style-name="Strong_20_Emphasis">Seção “Stack LLM + Políticas” (UI Agents) – 1 tabela</text:span><text:line-break/>Campos: agente, modelo, temperatura, max_tokens, prompt base, function-calling on/off, quotas. (Cobre a lacuna de LLMs pedida no Agentic_1 e já alinhada às melhorias do agentic_2). </text:p>
        </text:list-item>
        <text:list-item>
          <text:p text:style-name="P5"><text:soft-page-break/><text:span text:style-name="Strong_20_Emphasis">Seção “Coordenação Multiagente” – 1 diagrama + 1 exemplo</text:span><text:line-break/>Diagrama “Core→J_360→DeFi_1→MKT”, com traceId e custos; linka um run real do viewer. (Reverte o “não evidenciado”). </text:p>
        </text:list-item>
        <text:list-item>
          <text:p text:style-name="P5"><text:span text:style-name="Strong_20_Emphasis">Especificação “A2A Envelope v1” (doc curto)</text:span><text:line-break/>Campos: <text:span text:style-name="Source_20_Text">traceId</text:span>, <text:span text:style-name="Source_20_Text">replyTo</text:span>, <text:span text:style-name="Source_20_Text">ttl</text:span>, <text:span text:style-name="Source_20_Text">scope</text:span>, <text:span text:style-name="Source_20_Text">hmac</text:span>, <text:span text:style-name="Source_20_Text">idempotencyKey</text:span>, <text:span text:style-name="Source_20_Text">retries</text:span>. Planejar <text:span text:style-name="Strong_20_Emphasis">bus</text:span> (NATS/Redis) e <text:span text:style-name="Strong_20_Emphasis">backoff</text:span>. (Casado com o roadmap 30/60/90). </text:p>
        </text:list-item>
        <text:list-item>
          <text:p text:style-name="P5"><text:span text:style-name="Strong_20_Emphasis">Bridge MCP↔REST</text:span><text:line-break/>Publicar 2–3 MCP servers (Postgres, IPFS/S3, Webhooks) com escopos/permits e audit trail. (Fecha gap de MCP). </text:p>
        </text:list-item>
        <text:list-item>
          <text:p text:style-name="P5"><text:span text:style-name="Strong_20_Emphasis">Memória de Agentes (Episódica + Semântica)</text:span><text:line-break/>Episódica: janela por run; Semântica: vetor por agente/projeto; políticas de expurgo/PII e criptografia. (Alinha ambos os documentos). </text:p>
        </text:list-item>
      </text:list>
      <text:h text:style-name="Heading_20_1" text:outline-level="1">Critérios de aceitação (checklist)</text:h>
      <text:list xml:id="list128007805" text:style-name="L6">
        <text:list-item>
          <text:p text:style-name="P6">Tabela “Stack LLM” visível por agente, com parâmetros e quotas. </text:p>
        </text:list-item>
        <text:list-item>
          <text:p text:style-name="P6">Card “Coordenação Multiagente” com diagrama + link para run auditável. </text:p>
        </text:list-item>
        <text:list-item>
          <text:p text:style-name="P6">Documento “A2A v1” publicado e referência na UI; webhooks com <text:span text:style-name="Strong_20_Emphasis">HMAC &amp; idempotência</text:span>. </text:p>
        </text:list-item>
        <text:list-item>
          <text:p text:style-name="P6">MCP servers ativos e listados no catálogo de ferramentas. </text:p>
        </text:list-item>
        <text:list-item>
          <text:p text:style-name="P6">Memória semântica ligada ao x-project-id, com política de retenção. </text:p>
        </text:list-item>
      </text:list>
      <text:p text:style-name="Text_20_body">Se quiser, eu já te entrego: (a) a tabela “Stack LLM” pronta para colar no painel, (b) o <text:span text:style-name="Strong_20_Emphasis">YAML do envelope A2A v1</text:span>, e (c) o diagrama multiagente em Mermaid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3T08:13:13.632000000</meta:creation-date>
    <dc:date>2025-10-23T08:13:35.821000000</dc:date>
    <meta:editing-duration>PT22S</meta:editing-duration>
    <meta:editing-cycles>1</meta:editing-cycles>
    <meta:document-statistic meta:table-count="0" meta:image-count="0" meta:object-count="0" meta:page-count="2" meta:paragraph-count="27" meta:word-count="464" meta:character-count="3085" meta:non-whitespace-character-count="2649"/>
    <meta:generator>LibreOffice/7.3.2.2$Windows_X86_64 LibreOffice_project/49f2b1bff42cfccbd8f788c8dc32c1c309559be0</meta:generator>
  </office:meta>
</office:document-meta>
</file>